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01242" calcext:value-type="float">
            <text:p>0.7801242</text:p>
          </table:table-cell>
          <table:table-cell office:value-type="float" office:value="0.0008342" calcext:value-type="float">
            <text:p>0.0008342</text:p>
          </table:table-cell>
          <table:table-cell office:value-type="float" office:value="0.7784848" calcext:value-type="float">
            <text:p>0.7784848</text:p>
          </table:table-cell>
          <table:table-cell office:value-type="float" office:value="0.7817549" calcext:value-type="float">
            <text:p>0.7817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00542" calcext:value-type="float">
            <text:p>0.1500542</text:p>
          </table:table-cell>
          <table:table-cell office:value-type="float" office:value="0.0007193" calcext:value-type="float">
            <text:p>0.0007193</text:p>
          </table:table-cell>
          <table:table-cell office:value-type="float" office:value="0.1486497" calcext:value-type="float">
            <text:p>0.1486497</text:p>
          </table:table-cell>
          <table:table-cell office:value-type="float" office:value="0.1514695" calcext:value-type="float">
            <text:p>0.1514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98216" calcext:value-type="float">
            <text:p>0.0698216</text:p>
          </table:table-cell>
          <table:table-cell office:value-type="float" office:value="0.0005133" calcext:value-type="float">
            <text:p>0.0005133</text:p>
          </table:table-cell>
          <table:table-cell office:value-type="float" office:value="0.0688222" calcext:value-type="float">
            <text:p>0.0688222</text:p>
          </table:table-cell>
          <table:table-cell office:value-type="float" office:value="0.0708344" calcext:value-type="float">
            <text:p>0.0708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00:13.317000000</dc:date>
    <meta:editing-duration>PT1M53S</meta:editing-duration>
    <meta:editing-cycles>1</meta:editing-cycles>
    <meta:document-statistic meta:table-count="1" meta:cell-count="20" meta:object-count="0"/>
    <meta:generator>LibreOffice/6.1.6.3$Windows_X86_64 LibreOffice_project/5896ab1714085361c45cf540f76f60673dd96a72</meta:generator>
  </office:meta>
</office:document-meta>
</file>